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list-style-name="L4">
      <style:text-properties fo:font-size="12pt" style:font-size-asian="12pt" style:font-size-complex="12pt"/>
    </style:style>
    <style:style style:name="P5" style:family="paragraph" style:parent-style-name="Heading">
      <style:paragraph-properties fo:text-align="start" style:justify-single-word="false"/>
      <style:text-properties fo:font-size="20pt" fo:language="en" fo:country="US" style:font-size-asian="20pt" style:font-size-complex="20pt"/>
    </style:style>
    <style:style style:name="P6" style:family="paragraph" style:parent-style-name="Text_20_body">
      <style:paragraph-properties fo:text-align="start" style:justify-single-word="false"/>
      <style:text-properties fo:font-size="20pt" fo:language="en" fo:country="US" style:font-size-asian="20pt" style:font-size-complex="20pt"/>
    </style:style>
    <style:style style:name="P7" style:family="paragraph" style:parent-style-name="Text_20_body" style:list-style-name="L2"/>
    <style:style style:name="P8" style:family="paragraph" style:parent-style-name="Text_20_body">
      <style:text-properties fo:language="en" fo:country="US"/>
    </style:style>
    <style:style style:name="P9" style:family="paragraph" style:parent-style-name="Text_20_body" style:list-style-name="L2">
      <style:text-properties fo:language="en" fo:country="US"/>
    </style:style>
    <style:style style:name="P10" style:family="paragraph" style:parent-style-name="Text_20_body" style:list-style-name="L3">
      <style:text-properties fo:language="en" fo:country="US"/>
    </style:style>
    <style:style style:name="P11" style:family="paragraph" style:parent-style-name="Text_20_body" style:list-style-name="L6">
      <style:text-properties fo:language="en" fo:country="US"/>
    </style:style>
    <style:style style:name="P12" style:family="paragraph" style:parent-style-name="Text_20_body" style:list-style-name="L7">
      <style:text-properties fo:language="en" fo:country="US"/>
    </style:style>
    <style:style style:name="P13" style:family="paragraph" style:parent-style-name="Text_20_body" style:list-style-name="L5"/>
    <style:style style:name="P14" style:family="paragraph" style:parent-style-name="Subtitle">
      <style:paragraph-properties fo:text-align="start" style:justify-single-word="false"/>
      <style:text-properties fo:language="en" fo:country="US"/>
    </style:style>
    <style:style style:name="P15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1a1a1a" fo:font-style="italic" style:font-name-asian="Monospace" style:font-style-asian="italic" style:font-name-complex="Monospace" style:font-style-complex="italic"/>
    </style:style>
    <style:style style:name="T7" style:family="text">
      <style:text-properties fo:color="#1a1a1a" style:font-name-asian="Monospace" style:font-name-complex="Monospac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DD</text:p>
      <text:p text:style-name="P6">Test Driven Development</text:p>
      <text:p text:style-name="P14">How to create an application using Test Driven Development method ?</text:p>
      <text:h text:style-name="P15" text:outline-level="1">Introduction</text:h>
      <text:p text:style-name="P8">Here we are going to experiment the TDD method to produce well and full tested code from scratch.</text:p>
      <text:p text:style-name="P8">We need some tools to perform such exercises :</text:p>
      <text:list xml:id="list1747412329" text:style-name="L2">
        <text:list-item>
          <text:p text:style-name="P9">Eclipse 3.6+<text:note text:id="ftn2" text:note-class="footnote"><text:note-citation>1</text:note-citation><text:note-body><text:p text:style-name="Footnote"><text:a xlink:type="simple" xlink:href="http://www.eclipse.org/downloads/"><text:span text:style-name="T1">http://www.eclipse.org/downloads/</text:span></text:a></text:p></text:note-body></text:note></text:p>
        </text:list-item>
        <text:list-item>
          <text:p text:style-name="P9">Maven 2+<text:note text:id="ftn3" text:note-class="footnote"><text:note-citation>2</text:note-citation><text:note-body><text:p text:style-name="Footnote"><text:a xlink:type="simple" xlink:href="http://maven.apache.org/"><text:span text:style-name="T1">http://maven.apache.org/</text:span></text:a></text:p></text:note-body></text:note></text:p>
        </text:list-item>
        <text:list-item>
          <text:p text:style-name="P9">Plugin M2Clipse<text:note text:id="ftn1" text:note-class="footnote"><text:note-citation>3</text:note-citation><text:note-body><text:p text:style-name="Footnote"><text:a xlink:type="simple" xlink:href="http://www.eclipse.org/m2e/"><text:span text:style-name="T1">http://www.eclipse.org/m2e/</text:span></text:a></text:p></text:note-body></text:note> to perform Maven from eclipse</text:p>
        </text:list-item>
        <text:list-item>
          <text:p text:style-name="P7"><text:span text:style-name="T1">and for our needs, the EGit Plugin</text:span><text:span text:style-name="T1"><text:note text:id="ftn0" text:note-class="footnote"><text:note-citation>4</text:note-citation><text:note-body><text:p text:style-name="Footnote"><text:a xlink:type="simple" xlink:href="http://www.eclipse.org/egit/"><text:span text:style-name="T1">http://www.eclipse.org/egit/</text:span></text:a></text:p></text:note-body></text:note></text:span><text:span text:style-name="T1"> to access Git repository from </text:span><text:a xlink:type="simple" xlink:href="https://github.com/mcgivrer/JunitTddTutorial"><text:span text:style-name="T1">https://github.com/mcgivrer/JunitTddTutorial</text:span></text:a></text:p>
        </text:list-item>
      </text:list>
      <text:h text:style-name="Heading_20_1" text:outline-level="1">Needs</text:h>
      <text:p text:style-name="P8">Our customer need to code an entity representing a user banking account.</text:p>
      <text:p text:style-name="P8">So we are going to create a <text:span text:style-name="T5">BankUser</text:span> entity and a <text:span text:style-name="T4">BalanceAccount</text:span> entities.</text:p>
      <text:h text:style-name="Heading_20_2" text:outline-level="2">Use cases</text:h>
      <text:h text:style-name="Heading_20_3" text:outline-level="3">BalanceAccount</text:h>
      <text:list xml:id="list1887444987" text:style-name="L3">
        <text:list-item>
          <text:p text:style-name="P10">A <text:span text:style-name="T4">BalanceAccount</text:span> follow to, at least, one, or more, <text:span text:style-name="T4">BankUser</text:span>,</text:p>
        </text:list-item>
        <text:list-item>
          <text:p text:style-name="P10">This entity must follow fluctuation of the account in a value, represented by a “double” type,</text:p>
        </text:list-item>
        <text:list-item>
          <text:p text:style-name="P10">This entity can be adapted to any currency, following a list of existing ones,</text:p>
        </text:list-item>
        <text:list-item>
          <text:p text:style-name="P10">Default value,at creation for this account value is 0.0 of currency,</text:p>
        </text:list-item>
        <text:list-item>
          <text:p text:style-name="P10">User can do debit operation,</text:p>
        </text:list-item>
        <text:list-item>
          <text:p text:style-name="P10">User can do a credit operation.</text:p>
        </text:list-item>
      </text:list>
      <text:h text:style-name="Heading_20_3" text:outline-level="3">BankUser</text:h>
      <text:p text:style-name="Text_20_body">A user is identified <text:s/>by </text:p>
      <text:list xml:id="list261414979" text:style-name="L5">
        <text:list-item>
          <text:p text:style-name="P13">his <text:span text:style-name="T4">first-name</text:span>,</text:p>
        </text:list-item>
        <text:list-item>
          <text:p text:style-name="P13">his <text:span text:style-name="T4">last-name,</text:span></text:p>
        </text:list-item>
        <text:list-item>
          <text:p text:style-name="P13">and his <text:span text:style-name="T4">birth date</text:span>. </text:p>
        </text:list-item>
      </text:list>
      <text:p text:style-name="P8"><text:soft-page-break/>Some additional administrative information must be provided as:</text:p>
      <text:list xml:id="list1618842794" text:style-name="L6">
        <text:list-item>
          <text:p text:style-name="P11">Personal postal address</text:p>
        </text:list-item>
        <text:list-item>
          <text:p text:style-name="P11">email</text:p>
        </text:list-item>
        <text:list-item>
          <text:p text:style-name="P11">phone number</text:p>
        </text:list-item>
      </text:list>
      <text:h text:style-name="Heading_20_3" text:outline-level="3">Address</text:h>
      <text:p text:style-name="P8">A BankUser address can be designed through another entity containing the following information:</text:p>
      <text:list xml:id="list986878817" text:style-name="L7">
        <text:list-item>
          <text:p text:style-name="P12">street</text:p>
        </text:list-item>
        <text:list-item>
          <text:p text:style-name="P12">number</text:p>
        </text:list-item>
        <text:list-item>
          <text:p text:style-name="P12">postal code</text:p>
        </text:list-item>
        <text:list-item>
          <text:p text:style-name="P12">city</text:p>
        </text:list-item>
        <text:list-item>
          <text:p text:style-name="P12">country (restrained to a well known list).</text:p>
        </text:list-item>
      </text:list>
      <text:h text:style-name="Heading_20_1" text:outline-level="1"><text:span text:style-name="T1">Part 1</text:span></text:h>
      <text:p text:style-name="Standard">We have to code the first part with the entity <text:span text:style-name="T5">BalanceAccount</text:span>, following the TDD principles.</text:p>
      <text:p text:style-name="Standard">First, create a Maven Project with the contextual menu in the Project Explorer pan:</text:p>
      <text:p text:style-name="Standard"/>
      <text:list xml:id="list2181815192" text:style-name="L4">
        <text:list-item>
          <text:p text:style-name="P4">GroupId: <text:span text:style-name="T4">com.samples.tdd</text:span></text:p>
        </text:list-item>
        <text:list-item>
          <text:p text:style-name="P4">ArtifactId: <text:span text:style-name="T4">junitTdd</text:span></text:p>
        </text:list-item>
        <text:list-item>
          <text:p text:style-name="P4"><text:span text:style-name="T1">version: let the </text:span><text:span text:style-name="T6">0.0.1-SNAPSHOT</text:span><text:span text:style-name="T7"> default value.</text:span></text:p>
        </text:list-item>
      </text:list>
      <text:p text:style-name="P3"><text:span text:style-name="T7"/></text:p>
      <text:p text:style-name="P3"><text:span text:style-name="T7">Then, create in the </text:span><text:span text:style-name="T6">src/java/main</text:span><text:span text:style-name="T7"> source folder the package </text:span><text:span text:style-name="T6">com.samples.tdd.balance</text:span><text:span text:style-name="T7">. Add a new class named BalanceAccount.</text:span></text:p>
      <text:p text:style-name="P3"><text:span text:style-name="T7"/></text:p>
      <text:p text:style-name="P1"/>
      <text:p text:style-name="P1">Now we are going to start with the second part, about Database things.</text:p>
      <text:p text:style-name="P1"/>
      <text:h text:style-name="P15" text:outline-level="1">Part 2</text:h>
      <text:p text:style-name="Text_20_body"><text:span text:style-name="T1">We have to add the </text:span><text:span text:style-name="T2">BankUser</text:span><text:span text:style-name="T1"> entity and the relation between</text:span><text:span text:style-name="T3"> this entity </text:span><text:span text:style-name="T1"><text:s/>and the </text:span><text:span text:style-name="T2">BalanceAccount</text:span><text:span text:style-name="T1"> with a one-to-many relationship.</text:span></text:p>
      <text:p text:style-name="P1">So, just add dependencies in our <text:span text:style-name="T4">pom.xml</text:span> file:</text:p>
      <text:p text:style-name="P1"/>
      <text:list xml:id="list869557266" text:style-name="L1">
        <text:list-item>
          <text:p text:style-name="P2">DBunit 2.4.8</text:p>
        </text:list-item>
        <text:list-item>
          <text:p text:style-name="P2">spring-core </text:p>
        </text:list-item>
        <text:list-item>
          <text:p text:style-name="P2">hibernate-entitymanager</text:p>
        </text:list-item>
      </text:list>
      <text:p text:style-name="P1"/>
      <text:p text:style-name="P1">Let's start with Spring and Hibernate with the JPA spec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Delorme</meta:initial-creator>
    <meta:creation-date>2012-01-02T14:16:47</meta:creation-date>
    <dc:date>2012-01-02T15:36:15</dc:date>
    <dc:creator>Frédéric Delorme</dc:creator>
    <meta:editing-duration>PT28M23S</meta:editing-duration>
    <meta:editing-cycles>4</meta:editing-cycles>
    <meta:generator>LibreOffice/3.4$Unix LibreOffice_project/340m1$Build-402</meta:generator>
    <meta:document-statistic meta:table-count="0" meta:image-count="0" meta:object-count="0" meta:page-count="2" meta:paragraph-count="56" meta:word-count="361" meta:character-count="2213" meta:non-whitespace-character-count="1934"/>
  </office:meta>
</office:document-meta>
</file>